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Symbol" svg:font-family="OpenSymbol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1" svg:font-family="'Liberation Mono'" style:font-family-generic="system" style:font-pitch="variable"/>
    <style:font-face style:name="Open Sans1" svg:font-family="'Open Sans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H4AAI">
      <style:text-properties fo:language="en" fo:country="GB"/>
    </style:style>
    <style:style style:name="P2" style:family="paragraph" style:parent-style-name="H4AAI">
      <style:paragraph-properties fo:margin-top="0cm" fo:margin-bottom="0cm" loext:contextual-spacing="false"/>
      <style:text-properties fo:language="en" fo:country="GB"/>
    </style:style>
    <style:style style:name="P3" style:family="paragraph" style:parent-style-name="Text_20_body_20__28_user_29_">
      <style:paragraph-properties fo:margin-top="0cm" fo:margin-bottom="0cm" loext:contextual-spacing="false" fo:line-height="100%" fo:text-align="justify" style:justify-single-word="false"/>
      <style:text-properties style:font-name="Open Sans" fo:language="en" fo:country="GB"/>
    </style:style>
    <style:style style:name="P4" style:family="paragraph" style:parent-style-name="Text_20_body_20__28_user_29_">
      <style:paragraph-properties fo:margin-top="0cm" fo:margin-bottom="0cm" loext:contextual-spacing="false" fo:line-height="100%"/>
      <style:text-properties fo:language="en" fo:country="GB"/>
    </style:style>
    <style:style style:name="P5" style:family="paragraph" style:parent-style-name="Text_20_body_20__28_user_29_">
      <style:paragraph-properties fo:margin-top="0cm" fo:margin-bottom="0cm" loext:contextual-spacing="false" fo:line-height="100%" fo:text-align="justify" style:justify-single-word="false"/>
      <style:text-properties fo:language="en" fo:country="GB"/>
    </style:style>
    <style:style style:name="P6" style:family="paragraph" style:parent-style-name="Text_20_body_20__28_user_29_">
      <style:paragraph-properties fo:margin-top="0cm" fo:margin-bottom="0cm" loext:contextual-spacing="false" fo:line-height="100%" fo:text-align="justify" style:justify-single-word="false" fo:break-before="page"/>
      <style:text-properties fo:language="en" fo:country="GB"/>
    </style:style>
    <style:style style:name="P7" style:family="paragraph" style:parent-style-name="Heading_20_4">
      <style:paragraph-properties fo:margin-top="0cm" fo:margin-bottom="0cm" loext:contextual-spacing="false"/>
      <style:text-properties fo:language="en" fo:country="GB"/>
    </style:style>
    <style:style style:name="P8" style:family="paragraph" style:parent-style-name="Preformatted_20_Text">
      <style:text-properties style:font-name="Open Sans" fo:font-size="12pt" fo:language="en" fo:country="GB" style:font-size-asian="12pt" style:font-size-complex="12pt"/>
    </style:style>
    <style:style style:name="P9" style:family="paragraph" style:parent-style-name="Preformatted_20_Text">
      <style:text-properties style:font-name="Open Sans" fo:font-size="12pt" fo:language="en" fo:country="GB" fo:font-style="italic" style:font-size-asian="12pt" style:font-style-asian="italic" style:font-size-complex="12pt" style:font-style-complex="italic"/>
    </style:style>
    <style:style style:name="P10" style:family="paragraph" style:parent-style-name="aaiBody">
      <style:text-properties fo:language="en" fo:country="GB"/>
    </style:style>
    <style:style style:name="P11" style:family="paragraph" style:parent-style-name="aaiBody">
      <style:text-properties fo:language="en" fo:country="GB" fo:font-style="italic" style:font-style-asian="italic" style:font-style-complex="italic"/>
    </style:style>
    <style:style style:name="P12" style:family="paragraph" style:parent-style-name="aaiBody">
      <style:paragraph-properties fo:margin-top="0cm" fo:margin-bottom="0.25cm" loext:contextual-spacing="true" style:writing-mode="lr-tb"/>
      <style:text-properties fo:language="en" fo:country="GB"/>
    </style:style>
    <style:style style:name="P13" style:family="paragraph" style:parent-style-name="aaiBody">
      <style:paragraph-properties fo:margin-top="0cm" fo:margin-bottom="0.25cm" loext:contextual-spacing="true" style:writing-mode="lr-tb"/>
      <style:text-properties fo:language="en" fo:country="GB" fo:font-style="italic" style:font-style-asian="italic" style:font-style-complex="italic"/>
    </style:style>
    <style:style style:name="P14" style:family="paragraph" style:parent-style-name="aaiBody">
      <style:paragraph-properties fo:margin-top="0cm" fo:margin-bottom="0cm" loext:contextual-spacing="true" style:writing-mode="lr-tb"/>
      <style:text-properties fo:language="en" fo:country="GB"/>
    </style:style>
    <style:style style:name="P15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auto"/>
      <style:text-properties style:font-name="Open Sans" fo:language="en" fo:country="GB"/>
    </style:style>
    <style:style style:name="P16" style:family="paragraph" style:parent-style-name="Text_20_body_20__28_user_29_" style:list-style-name="WWNum1">
      <style:paragraph-properties fo:margin-top="0cm" fo:margin-bottom="0cm" loext:contextual-spacing="false" fo:line-height="100%" fo:text-align="justify" style:justify-single-word="false"/>
      <style:text-properties style:font-name="Open Sans" fo:language="en" fo:country="GB"/>
    </style:style>
    <style:style style:name="P17" style:family="paragraph" style:parent-style-name="Text_20_body_20__28_user_29_" style:list-style-name="WWNum1">
      <style:paragraph-properties fo:margin-top="0cm" fo:margin-bottom="0cm" loext:contextual-spacing="false" fo:line-height="100%" fo:text-align="justify" style:justify-single-word="false"/>
      <style:text-properties fo:language="en" fo:country="GB"/>
    </style:style>
    <style:style style:name="T1" style:family="text">
      <style:text-properties style:font-name="Open Sans"/>
    </style:style>
    <style:style style:name="T2" style:family="text">
      <style:text-properties style:font-name="Open Sans" fo:font-weight="bold" style:font-weight-asian="bold" style:font-weight-complex="bold"/>
    </style:style>
    <style:style style:name="T3" style:family="text">
      <style:text-properties style:font-name="Open Sans" officeooo:rsid="00130c75"/>
    </style:style>
    <style:style style:name="T4" style:family="text">
      <style:text-properties style:font-name="Open Sans" officeooo:rsid="00131e9c"/>
    </style:style>
    <style:style style:name="T5" style:family="text">
      <style:text-properties style:font-name="Open Sans" officeooo:rsid="0014f0cc"/>
    </style:style>
    <style:style style:name="T6" style:family="text">
      <style:text-properties style:font-name="Open Sans" officeooo:rsid="0017d024"/>
    </style:style>
    <style:style style:name="T7" style:family="text">
      <style:text-properties fo:color="#18b218" style:font-name="Open Sans"/>
    </style:style>
    <style:style style:name="T8" style:family="text">
      <style:text-properties fo:color="#b21818" style:font-name="Open Sans"/>
    </style:style>
    <style:style style:name="T9" style:family="text">
      <style:text-properties fo:color="#b21818" style:font-name="Open Sans" officeooo:rsid="001f78a6"/>
    </style:style>
    <style:style style:name="T10" style:family="text">
      <style:text-properties fo:color="#5454ff" style:font-name="Open Sans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d8669"/>
    </style:style>
    <style:style style:name="T14" style:family="text">
      <style:text-properties officeooo:rsid="000df491"/>
    </style:style>
    <style:style style:name="T15" style:family="text">
      <style:text-properties officeooo:rsid="001016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bookmark text:name="_GoBack"/>How to use budeAlaScan</text:h>
      <text:p text:style-name="P4"/>
      <text:p text:style-name="P2">budeAlaScan.py</text:p>
      <text:p text:style-name="P3"/>
      <text:p text:style-name="P3">The utility will create hot constellations and calculate ddG for them from a PDB file. Hot constellations will only be form<text:span text:style-name="T13">ed</text:span> <text:span text:style-name="T13">from</text:span> the ‘ligand’. The PDB file must have at least two chains and no non-standard amino acids.</text:p>
      <text:p text:style-name="P3"/>
      <text:p text:style-name="P3">It has two modes, auto and manual. In manual mode the constellations are space separated. Each constellation is compose<text:span text:style-name="T14">d</text:span> by comma separated residue numbers. Each residue number must be preceded by the chain <text:span text:style-name="T14">ID</text:span> it belongs to. Residues can belong to different chains as long as the chains are part of the ligand.</text:p>
      <text:p text:style-name="P3"/>
      <text:p text:style-name="P3">e.g.</text:p>
      <text:p text:style-name="P3">If we have two constellation<text:span text:style-name="T15">s,</text:span> one from chain ‘C’ with residues 6 and 7 and the second one from chain ‘D’ with residues 10, 12 and 17.</text:p>
      <text:p text:style-name="P3">C6,C7 D10,D12,D17</text:p>
      <text:p text:style-name="P3"/>
      <text:p text:style-name="P3">By default the script runs silently and shows the plots at the end of the calculations. This behaviour can be toggled from a general perspective or from the used mode.</text:p>
      <text:p text:style-name="P3"/>
      <text:p text:style-name="P3">Finally, it writes the plot data into a comma separated values (csv) file and the calculations’ results into a json file.</text:p>
      <text:p text:style-name="P3"/>
      <text:p text:style-name="P5"><text:span text:style-name="T1">The csv file can be used to plot the data with other plotting program</text:span><text:span text:style-name="T3">s</text:span><text:span text:style-name="T1"> and the json file to replot the data using the </text:span><text:span text:style-name="T7">replotAlaScan.py</text:span><text:span text:style-name="T1"> script.</text:span></text:p>
      <text:p text:style-name="P3"/>
      <text:p text:style-name="P5"><text:span text:style-name="T1">If </text:span><text:span text:style-name="T4">the </text:span><text:span text:style-name="T1">number of hot constellations created in the auto mode exceeds the ‘</text:span><text:span text:style-name="T2">MaxAutoNumber’.</text:span><text:span text:style-name="T1"> We will calculate ‘</text:span><text:span text:style-name="T2">MaxAutoNumber</text:span><text:span text:style-name="T1">’ of them. The rest will be written to a file, so they can be calculated using the manual mode. Alternative</text:span><text:span text:style-name="T5">ly </text:span><text:span text:style-name="T1">the ‘</text:span><text:span text:style-name="T2">MaxAutoNumber</text:span><text:span text:style-name="T1">’ could be increased in initialisation file ‘</text:span><text:span text:style-name="T2">.budeAlaScan.ini</text:span><text:span text:style-name="T1">’.</text:span></text:p>
      <text:p text:style-name="P3"/>
      <text:p text:style-name="P3">There are three ways to run the script.</text:p>
      <text:p text:style-name="P3"/>
      <text:list xml:id="list2307192104" text:style-name="WWNum1">
        <text:list-item>
          <text:p text:style-name="P16">Giving the full path.</text:p>
        </text:list-item>
        <text:list-item>
          <text:p text:style-name="P17"><text:span text:style-name="T1">Creating a symbolic link into the PATH and calling </text:span><text:span text:style-name="T7">budeAlaScan.py</text:span><text:span text:style-name="T1"> like an ordinary command.</text:span></text:p>
        </text:list-item>
        <text:list-item>
          <text:p text:style-name="P16">Invoking the python interpreter with the full path of the script.</text:p>
        </text:list-item>
      </text:list>
      <text:p text:style-name="P3"/>
      <text:p text:style-name="P5"><text:span text:style-name="T1">We will assume that you got the file </text:span><text:span text:style-name="T8">budeAlaScan-dist.tar.gz</text:span><text:span text:style-name="T1"> unpacked and uncompressed in your home directory creating the following directory structure.</text:span></text:p>
      <text:p text:style-name="P3"/>
      <text:p text:style-name="P3"/>
      <text:p text:style-name="P6"><text:span text:style-name="T1">/HOME/</text:span><text:span text:style-name="T10">budeAlaScan-dist</text:span></text:p>
      <text:p text:style-name="P5"><text:span text:style-name="T1">/HOME/</text:span><text:span text:style-name="T10">budeAlaScan-dist</text:span><text:span text:style-name="T1">/</text:span><text:span text:style-name="T8">budeAlaScan.tar.gz</text:span></text:p>
      <text:p text:style-name="P5"><text:span text:style-name="T1">/HOME/</text:span><text:span text:style-name="T10">budeAlaScan-dist</text:span><text:span text:style-name="T1">/</text:span><text:span text:style-name="T7">setup_utils.py</text:span></text:p>
      <text:p text:style-name="P5"><text:span text:style-name="T1">/HOME/</text:span><text:span text:style-name="T10">budeAlaScan-dist</text:span><text:span text:style-name="T1">/</text:span><text:span text:style-name="T10">ccpCode</text:span></text:p>
      <text:p text:style-name="P5"><text:span text:style-name="T1">/HOME/</text:span><text:span text:style-name="T10">budeAlaScan-dist</text:span><text:span text:style-name="T1">/</text:span><text:span text:style-name="T10">ccpCode</text:span><text:span text:style-name="T1">/</text:span><text:span text:style-name="T10">getSD</text:span></text:p>
      <text:p text:style-name="P5"><text:span text:style-name="T1">/HOME/</text:span><text:span text:style-name="T10">budeAlaScan-dist</text:span><text:span text:style-name="T1">/</text:span><text:span text:style-name="T10">ccpCode</text:span><text:span text:style-name="T1">/</text:span><text:span text:style-name="T10">colourBySD</text:span></text:p>
      <text:p text:style-name="P5"><text:span text:style-name="T1">/HOME/</text:span><text:span text:style-name="T10">budeAlaScan-dist</text:span><text:span text:style-name="T1">/</text:span><text:span text:style-name="T10">ccpCode</text:span><text:span text:style-name="T1">/</text:span><text:span text:style-name="T10">dividePDB</text:span></text:p>
      <text:p text:style-name="P5"><text:span text:style-name="T1">/HOME/</text:span><text:span text:style-name="T10">budeAlaScan-dist</text:span><text:span text:style-name="T1">/</text:span><text:span text:style-name="T10">ccpCode</text:span><text:span text:style-name="T1">/</text:span><text:span text:style-name="T9">budeScan-</text:span><text:span text:style-name="T8">1.2.9.tar.gz</text:span></text:p>
      <text:p text:style-name="P5"><text:span text:style-name="T1">/HOME/</text:span><text:span text:style-name="T10">budeAlaScan-dist</text:span><text:span text:style-name="T1">/</text:span><text:span text:style-name="T10">ccpCode</text:span><text:span text:style-name="T1">/</text:span><text:span text:style-name="T7">comp_utils.sh</text:span><text:span text:style-name="T1"> <text:s/></text:span></text:p>
      <text:p text:style-name="P3"/>
      <text:p text:style-name="P5"><text:span text:style-name="T1">We are also assuming that you ran ‘</text:span><text:span text:style-name="T7">setup_utils.py</text:span><text:span text:style-name="T1">’, </text:span><text:span text:style-name="T6">it</text:span><text:span text:style-name="T1"> was done successfully and we also have this additional directory structure.</text:span></text:p>
      <text:p text:style-name="P3"/>
      <text:p text:style-name="P5"><text:span text:style-name="T1">/HOME/</text:span><text:span text:style-name="T10">budeAlaScan-dist</text:span><text:span text:style-name="T1">/</text:span><text:span text:style-name="T10">budeAlaScan</text:span></text:p>
      <text:p text:style-name="P5"><text:span text:style-name="T1">/HOME/</text:span><text:span text:style-name="T10">budeAlaScan-dist</text:span><text:span text:style-name="T1">/</text:span><text:span text:style-name="T10">budeAlaScan</text:span><text:span text:style-name="T1">/</text:span><text:span text:style-name="T7">budeAlaScan.py</text:span></text:p>
      <text:p text:style-name="P5"><text:span text:style-name="T1">/HOME/</text:span><text:span text:style-name="T10">budeAlaScan-dist</text:span><text:span text:style-name="T1">/</text:span><text:span text:style-name="T10">budeAlaScan</text:span><text:span text:style-name="T1">/</text:span><text:span text:style-name="T7">replotAlaScan.py</text:span></text:p>
      <text:p text:style-name="P3"/>
      <text:p text:style-name="P3">The final assumption is that you have ‘/HOME/bin’ in your PATH.</text:p>
      <text:p text:style-name="P8"/>
      <text:p text:style-name="P2">Invoking the Script</text:p>
      <text:p text:style-name="P8"/>
      <text:p text:style-name="P12">a.</text:p>
      <text:p text:style-name="P13">&gt;/HOME/budeAlaScan-dist/budeAlaScan/budeAlaScan.py -h</text:p>
      <text:p text:style-name="P12"/>
      <text:p text:style-name="P12">b.</text:p>
      <text:p text:style-name="P13">&gt;budeAlaScan.py -h</text:p>
      <text:p text:style-name="P12"/>
      <text:p text:style-name="P12">c.</text:p>
      <text:p text:style-name="P13">&gt;python /HOME/budeAlaScan-dist/budeAlaScan/budeAlaScan.py -h</text:p>
      <text:p text:style-name="P10"/>
      <text:p text:style-name="P10">To use option b. we need to link the script to the path first.</text:p>
      <text:p text:style-name="P10"/>
      <text:p text:style-name="P11">&gt;cd /HOME/bin</text:p>
      <text:p text:style-name="P11">&gt;ln -s /HOME/budeAlaScan-dist/budeAlaScan/budeAlaScan.py</text:p>
      <text:p text:style-name="P11">&gt;ln -s /HOME/budeAlaScan-dist/budeAlaScan/replotAlaScan.py</text:p>
      <text:p text:style-name="P10"/>
      <text:p text:style-name="P10">From now on we will use option b. in our examples.</text:p>
      <text:p text:style-name="P8"/>
      <text:p text:style-name="P2">Usage:</text:p>
      <text:p text:style-name="P10">budeAlaScan.py [options] [auto|manual] [options]</text:p>
      <text:p text:style-name="P8"/>
      <text:p text:style-name="P2">To see general help:</text:p>
      <text:p text:style-name="P11">&gt;budeAlaScan.py -h</text:p>
      <text:p text:style-name="P8"/>
      <text:p text:style-name="P2">To see auto mode help:</text:p>
      <text:p text:style-name="P11">&gt;budeAlaScan.py auto -h</text:p>
      <text:p text:style-name="P9"/>
      <text:p text:style-name="P2"><text:soft-page-break/>To see manual mode help:</text:p>
      <text:p text:style-name="P11">&gt;budeAlaScan.py manual -h</text:p>
      <text:p text:style-name="P8"/>
      <text:p text:style-name="P2">To automatically create hot constellations and calculate ddG for them.</text:p>
      <text:p text:style-name="P8"/>
      <text:p text:style-name="P11">&gt;budeAlaScan.py auto -p pdb_id.pdb -r A -l B -z 3 -d 10.5</text:p>
      <text:p text:style-name="P10"/>
      <text:p text:style-name="P10">Where options are:</text:p>
      <text:p text:style-name="P8"/>
      <text:p text:style-name="P10">-<text:span text:style-name="T12">p pdb_id.pdb</text:span> is the PDB file e.g.: 1r8u.pdb</text:p>
      <text:p text:style-name="P10"/>
      <text:p text:style-name="P10"><text:span text:style-name="T12">-r A</text:span> for using chain ‘A’ as the receptor.</text:p>
      <text:p text:style-name="P10"/>
      <text:p text:style-name="P10"><text:span text:style-name="T12">-l B</text:span> for using chain ‘B’ as the ligand and the chain to create hot constellations from.</text:p>
      <text:p text:style-name="P10"/>
      <text:p text:style-name="P10"><text:span text:style-name="T12">-z 3</text:span> Size of the constellations, number of residues.</text:p>
      <text:p text:style-name="P10"/>
      <text:p text:style-name="P10"><text:span text:style-name="T12">-d 10.5</text:span> Residues with a ddG of 10.5 or more will be used.</text:p>
      <text:p text:style-name="P8"/>
      <text:p text:style-name="P2">To manually calculate ddG for given hot constellations.</text:p>
      <text:p text:style-name="P8"/>
      <text:p text:style-name="P11">&gt;budeAlaScan.py manual -p pdb_id.pdb -r A -l B -c B345,b348,b349 b352,b353,b354</text:p>
      <text:p text:style-name="P9"/>
      <text:p text:style-name="P10">Where options are:</text:p>
      <text:p text:style-name="P10"/>
      <text:p text:style-name="P10"><text:span text:style-name="T12">-p pdb_id.pdb</text:span> is the PDB file e.g.: 1r8u.pdb</text:p>
      <text:p text:style-name="P10"/>
      <text:p text:style-name="P10"><text:span text:style-name="T12">-r A</text:span> for using chain ‘A’ as the receptor.</text:p>
      <text:p text:style-name="P10"/>
      <text:p text:style-name="P10"><text:span text:style-name="T12">-l B</text:span> for using chain ‘B’ as the ligand and the chain that hot constellations are from.</text:p>
      <text:p text:style-name="P10"/>
      <text:p text:style-name="P14"><text:span text:style-name="T12">-c B345,b348,b349 b352,b353,b354</text:span> are the hot constellations.</text:p>
      <text:p text:style-name="P14"><text:s text:c="2"/>Two constellations from chain B</text:p>
      <text:p text:style-name="P14"><text:s text:c="2"/>First one with residues 345, 348 and 349</text:p>
      <text:p text:style-name="P14"><text:s text:c="2"/>Second one with residues 352, 353 and 354</text:p>
      <text:p text:style-name="P8"/>
      <text:h text:style-name="P7" text:outline-level="4">To turn off the showing the plots:</text:h>
      <text:p text:style-name="P8"/>
      <text:p text:style-name="P10">Use option <text:span text:style-name="T12">-t</text:span></text:p>
      <text:p text:style-name="P10"/>
      <text:p text:style-name="P10">&gt;<text:span text:style-name="T11">budeAlaScan.py auto -p pdb_id.pdb -r A -l B -z 3 -d 10.5 -t</text:span></text:p>
      <text:p text:style-name="P10">or</text:p>
      <text:p text:style-name="P11"><text:soft-page-break/>&gt;budeAlaScan.py -t auto -p pdb_id.pdb -r A -l B -z 3 -d 10.5</text:p>
      <text:p text:style-name="P8"/>
      <text:p text:style-name="P2">To turn on verbose output, not running silently.</text:p>
      <text:p text:style-name="P8"/>
      <text:p text:style-name="P10">Use option <text:span text:style-name="T12">-v</text:span></text:p>
      <text:p text:style-name="P10"/>
      <text:p text:style-name="P10">&gt;<text:span text:style-name="T11">budeAlaScan.py auto -p pdb_id.pdb -r A -l B -z 3 -d 10.5 -v</text:span></text:p>
      <text:p text:style-name="P10">or</text:p>
      <text:p text:style-name="P11">&gt;budeAlaScan.py -v auto -p pdb_id.pdb -r A -l B -z 3 -d 10.5</text:p>
      <text:p text:style-name="P10"/>
      <text:p text:style-name="P1">To replot the alanine scanning results.</text:p>
      <text:p text:style-name="P10"/>
      <text:p text:style-name="P10">&gt;replotAlaScan.<text:span text:style-name="T11">py -j pdb_id_auto_timestamp_scan.json</text:span></text:p>
      <text:p text:style-name="P10"/>
      <text:p text:style-name="P10">Where:</text:p>
      <text:p text:style-name="P10"><text:span text:style-name="T12">-j pdb_id_auto_timestamp_scan.json</text:span> is the json file created by budeAlaScan for pdb_id.pdb file in auto mode at timestam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Symbol" svg:font-family="OpenSymbol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1" svg:font-family="'Liberation Mono'" style:font-family-generic="system" style:font-pitch="variable"/>
    <style:font-face style:name="Open Sans1" svg:font-family="'Open Sans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_20_Contents" style:display-name="List Contents" style:family="paragraph" style:parent-style-name="Standard_20__28_user_29_" style:default-outline-level="" style:class="html">
      <style:paragraph-properties fo:margin-left="1cm" fo:margin-right="0cm" fo:text-indent="0cm" style:auto-text-indent="false"/>
    </style:style>
    <style:style style:name="H4AAI" style:family="paragraph" style:parent-style-name="Heading_20_4" style:default-outline-level="">
      <style:text-properties style:font-name="Open Sans" fo:font-family="'Open Sans'" style:font-family-generic="roman" style:font-pitch="variable" fo:font-style="normal" style:font-name-asian="Open Sans1" style:font-family-asian="'Open Sans'" style:font-family-generic-asian="system" style:font-pitch-asian="variable" style:font-style-asian="normal" style:font-name-complex="Open Sans1" style:font-family-complex="'Open Sans'" style:font-family-generic-complex="system" style:font-pitch-complex="variable"/>
    </style:style>
    <style:style style:name="aaiBody" style:family="paragraph" style:parent-style-name="Text_20_body_20__28_user_29_" style:default-outline-level="">
      <style:paragraph-properties fo:margin-top="0cm" fo:margin-bottom="0.25cm" loext:contextual-spacing="false" fo:line-height="100%"/>
      <style:text-properties style:font-name="Open Sans" fo:font-family="'Open Sans'" style:font-family-generic="roman" style:font-pitch="variable" fo:font-size="10.5pt" style:font-name-asian="Open Sans1" style:font-family-asian="'Open Sans'" style:font-family-generic-asian="system" style:font-pitch-asian="variable" style:font-size-asian="10.5pt" style:font-name-complex="Open Sans1" style:font-family-complex="'Open Sans'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_20__28_user_29_" style:display-name="Endnote Symbol (user)" style:family="text"/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urys Ávila Ibarra</meta:initial-creator>
    <meta:editing-cycles>21</meta:editing-cycles>
    <meta:print-date>2017-07-27T16:06:00</meta:print-date>
    <meta:creation-date>2017-07-29T09:26:00</meta:creation-date>
    <dc:date>2019-08-15T12:22:07.700003625</dc:date>
    <meta:editing-duration>PT37M12S</meta:editing-duration>
    <meta:generator>LibreOffice/6.1.5.2$Linux_X86_64 LibreOffice_project/10$Build-2</meta:generator>
    <meta:document-statistic meta:table-count="0" meta:image-count="0" meta:object-count="0" meta:page-count="4" meta:paragraph-count="82" meta:word-count="694" meta:character-count="4589" meta:non-whitespace-character-count="39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